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'Segoe UI Black'" style:font-family-asian="'Segoe UI Black'" style:font-family-complex="'Segoe UI Black'" fo:background-color="transparent" style:use-window-font-color="true"/>
    </style:style>
    <style:style style:name="T2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5" style:family="text">
      <style:text-properties fo:font-size="14.00pt" fo:font-weight="normal" fo:font-family="'Arial Black'" style:font-family-asian="'Arial Black'" style:font-family-complex="'Arial Black'" fo:background-color="transparent" style:use-window-font-color="true"/>
    </style:style>
    <style:style style:name="T6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14.00pt" fo:font-weight="normal" fo:font-family="'Arial Black'" style:font-family-asian="'Arial Black'" style:font-family-complex="'Arial Black'" fo:background-color="transparent" style:use-window-font-color="true"/>
    </style:style>
    <style:style style:name="T8" style:family="text">
      <style:text-properties fo:font-size="14.00pt" fo:font-weight="normal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fo:color="#0000ff"/>
    </style:style>
    <style:style style:name="T9" style:family="text">
      <style:text-properties fo:font-size="14.00pt" fo:font-weight="normal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'Arial Black'" style:font-family-asian="'Arial Black'" style:font-family-complex="'Arial Black'" fo:background-color="transparent" style:use-window-font-color="true"/>
    </style:style>
    <style:style style:name="T12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Segoe UI Black'" style:font-family-asian="'Segoe UI Black'" style:font-family-complex="'Segoe UI Black'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'Segoe UI Black'" style:font-family-asian="'Segoe UI Black'" style:font-family-complex="'Segoe UI Black'" fo:background-color="transparent" style:use-window-font-color="true"/>
    </style:style>
    <style:style style:name="T19" style:family="text">
      <style:text-properties fo:font-size="12.00pt" fo:font-weight="bold" fo:font-family="Arial" style:font-family-asian="Arial" style:font-family-complex="Arial" fo:background-color="transparent" fo:color="#292b2c"/>
    </style:style>
    <style:style style:name="T20" style:family="text">
      <style:text-properties fo:font-size="12.00pt" fo:font-weight="normal" fo:font-family="Arial" style:font-family-asian="Arial" style:font-family-complex="Arial" fo:background-color="transparent" fo:color="#292b2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'Arial Black'" style:font-family-asian="'Arial Black'" style:font-family-complex="'Arial Black'" fo:background-color="transparent" style:use-window-font-color="true"/>
    </style:style>
    <style:style style:name="T2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28" style:family="text">
      <style:text-properties fo:font-size="14.00pt" fo:font-weight="normal" fo:font-family="'Arial Black'" style:font-family-asian="'Arial Black'" style:font-family-complex="'Arial Black'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37" style:family="text">
      <style:text-properties fo:font-size="12.00pt" fo:font-weight="normal" fo:font-family="'Bahnschrift Light'" style:font-family-asian="'Bahnschrift Light'" style:font-family-complex="'Bahnschrift Light'" fo:background-color="transparent" style:use-window-font-color="true"/>
    </style:style>
    <style:style style:name="T38" style:family="text">
      <style:text-properties fo:font-size="12.00pt" fo:font-weight="normal" fo:font-family="'Bahnschrift Light'" style:font-family-asian="'Bahnschrift Light'" style:font-family-complex="'Bahnschrift Light'" fo:background-color="transparent" style:use-window-font-color="true" fo:font-style="italic"/>
    </style:style>
    <style:style style:name="T39" style:family="text">
      <style:text-properties fo:font-size="12.00pt" fo:font-weight="normal" fo:font-family="'Bahnschrift Light'" style:font-family-asian="'Bahnschrift Light'" style:font-family-complex="'Bahnschrift Light'" fo:background-color="transparent" style:use-window-font-color="true"/>
    </style:style>
    <style:style style:name="T4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'Arial Black'" style:font-family-asian="'Arial Black'" style:font-family-complex="'Arial Black'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Arial Black'" style:font-family-asian="'Arial Black'" style:font-family-complex="'Arial Black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Arial Black'" style:font-family-asian="'Arial Black'" style:font-family-complex="'Arial Black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Arial Black'" style:font-family-asian="'Arial Black'" style:font-family-complex="'Arial Black'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fo:color="#606263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20.00%" fo:text-align="left" fo:margin-bottom="7.00pt"/>
    </style:style>
    <style:style style:name="P6" style:family="paragraph">
      <style:paragraph-properties fo:line-height="120.00%" fo:text-align="left" fo:margin-left="36.00pt" fo:text-indent="-14.15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KILEEN DANIEL</text:span></text:p>
      <text:p text:style-name="P1"><text:span text:style-name="T2">#11 Mt Hope raod Ext. Ave Petit Bourg</text:span></text:p>
      <text:p text:style-name="P1"><text:span text:style-name="T3">✆</text:span><text:span text:style-name="T4"><text:s/></text:span><text:span text:style-name="T5">282-3295</text:span></text:p>
      <text:p text:style-name="P1"><text:span text:style-name="T6">✉</text:span><text:span text:style-name="T7"><text:s/></text:span><text:a xlink:href="mailto:Khaleemtelfer1214@gmail.com"><text:span text:style-name="T9">Kileendaniel1214@gmail.com</text:span></text:a><text:span text:style-name="T10"/></text:p>
      <text:p text:style-name="P2"><text:span text:style-name="T10"/></text:p>
      <text:p text:style-name="P2"><text:span text:style-name="T11">Personal Motto:</text:span><text:span text:style-name="T12"><text:s text:c="2"/><text:tab/></text:span><text:span text:style-name="T13">Do something today that your future self would thank you <text:tab/><text:tab/><text:tab/><text:tab/>for.</text:span></text:p>
      <text:p text:style-name="P2"><text:span text:style-name="T14"/></text:p>
      <text:p text:style-name="P2"><text:span text:style-name="T15">Interest: <text:tab/><text:tab/><text:tab/></text:span><text:span text:style-name="T16">To be associated with an organization which gives me <text:tab/><text:tab/><text:tab/><text:tab/><text:tab/>satisfaction, a job where I can put out my skills.</text:span></text:p>
      <text:p text:style-name="P2"><text:span text:style-name="T17"/></text:p>
      <text:p text:style-name="P2"><text:span text:style-name="T18">Skills:<text:tab/><text:tab/></text:span><text:span text:style-name="T19"><text:tab/></text:span><text:span text:style-name="T20">Ability to Work Under Pressure</text:span></text:p>
      <text:p text:style-name="P2"><text:span text:style-name="T20"><text:tab/><text:tab/><text:tab/><text:tab/>Decision Making</text:span></text:p>
      <text:p text:style-name="P2"><text:span text:style-name="T20"><text:tab/><text:tab/><text:tab/><text:tab/>Time Management</text:span></text:p>
      <text:p text:style-name="P2"><text:span text:style-name="T20"><text:tab/><text:tab/><text:tab/><text:tab/>Adaptability</text:span></text:p>
      <text:p text:style-name="P2"><text:span text:style-name="T20"><text:tab/><text:tab/><text:tab/><text:tab/>Teamwork</text:span></text:p>
      <text:p text:style-name="P2"><text:span text:style-name="T20"><text:tab/><text:tab/><text:tab/><text:tab/>Quick learner</text:span></text:p>
      <text:p text:style-name="P2"><text:span text:style-name="T20"><text:tab/><text:tab/><text:tab/><text:tab/>Responsible</text:span></text:p>
      <text:p text:style-name="P2"><text:span text:style-name="T21"/></text:p>
      <text:p text:style-name="P2"><text:span text:style-name="T22">Education:<text:tab/><text:tab/></text:span><text:span text:style-name="T23">(2010-2015)<text:tab/></text:span><text:span text:style-name="T24">Barataria North Secondary School</text:span></text:p>
      <text:p text:style-name="P2"><text:span text:style-name="T25"/></text:p>
      <text:p text:style-name="P2"><text:span text:style-name="T26">Qualifications:<text:tab/></text:span><text:span text:style-name="T27">Caribbean Secondary Education Certificate</text:span><text:span text:style-name="T28"><text:tab/></text:span></text:p>
      <text:p text:style-name="P2"><text:span text:style-name="T29">Human and Social Biogly<text:tab/></text:span><text:span text:style-name="T30">Three<text:tab/><text:tab/>(3)</text:span></text:p>
      <text:p text:style-name="P2"><text:span text:style-name="T31">Social Studies<text:tab/><text:tab/></text:span><text:span text:style-name="T32">One <text:tab/><text:tab/>(1)</text:span></text:p>
      <text:p text:style-name="P2"><text:span text:style-name="T33">Mathematics<text:tab/><text:tab/><text:tab/></text:span><text:span text:style-name="T34">Three <text:tab/><text:tab/>(3)</text:span></text:p>
      <text:p text:style-name="P2"><text:span text:style-name="T35">English<text:s text:c="2"/>A<text:tab/><text:tab/><text:tab/></text:span><text:span text:style-name="T36">One<text:tab/><text:tab/>(1)</text:span></text:p>
      <text:p text:style-name="P2"><text:span text:style-name="T37">History<text:s text:c="46"/></text:span><text:span text:style-name="T38">Three</text:span><text:span text:style-name="T39"><text:s text:c="3"/><text:tab/>(3)</text:span></text:p>
      <text:p text:style-name="P2"><text:span text:style-name="T40"><text:tab/><text:tab/><text:tab/><text:tab/></text:span></text:p>
      <text:p text:style-name="P2"><text:span text:style-name="T41"/></text:p>
      <text:p text:style-name="P2"><text:span text:style-name="T41"/></text:p>
      <text:p text:style-name="P2"><text:span text:style-name="T41"/></text:p>
      <text:p text:style-name="P2"><text:span text:style-name="T41"/></text:p>
      <text:p text:style-name="P2"><text:span text:style-name="T42"><text:s text:c="95"/></text:span><text:span text:style-name="T43">Police Character Certificate</text:span></text:p>
      <text:p text:style-name="P2"><text:span text:style-name="T44"/></text:p>
      <text:p text:style-name="P2"><text:span text:style-name="T45">Experience:</text:span></text:p>
      <text:p text:style-name="P2"><text:span text:style-name="T46">(2015-2018)<text:tab/><text:tab/><text:tab/><text:tab/><text:tab/><text:tab/><text:tab/></text:span></text:p>
      <text:p text:style-name="P2"><text:span text:style-name="T46">Global Brands Company </text:span></text:p>
      <text:p text:style-name="P2"><text:span text:style-name="T46">branch: Rituals cafe </text:span></text:p>
      <text:p text:style-name="P2"><text:span text:style-name="T46">position:<text:s text:c="2"/>customer service brand ambassordor</text:span></text:p>
      <text:p text:style-name="P2"><text:span text:style-name="T47"/></text:p>
      <text:p text:style-name="P2"><text:span text:style-name="T48">References:</text:span></text:p>
      <text:p text:style-name="P2"><text:span text:style-name="T49"/></text:p>
      <text:p text:style-name="P2"><text:span text:style-name="T50">Bernadett Walcott<text:tab/><text:tab/>Clevern Icanic<text:tab/></text:span></text:p>
      <text:p text:style-name="P3"><text:span text:style-name="T50">Supervisor<text:s text:c="30"/>Supervisor</text:span><text:span text:style-name="T51"/></text:p>
      <text:p text:style-name="P4"><text:span text:style-name="T52">#398-0328<text:s text:c="29"/>#330-4994</text:span></text:p>
      <text:p text:style-name="P4"><text:span text:style-name="T53"/></text:p>
      <text:p text:style-name="P4"><text:span text:style-name="T53"/></text:p>
      <text:p text:style-name="P4"><text:span text:style-name="T53"/></text:p>
      <text:p text:style-name="P4"><text:span text:style-name="T54"><text:s/><text:tab/><text:tab/></text:span></text:p>
      <text:p text:style-name="P4"><text:span text:style-name="T55"/></text:p>
      <text:p text:style-name="P4"><text:span text:style-name="T56"><text:tab/><text:tab/><text:tab/><text:tab/><text:tab/><text:tab/></text:span></text:p>
      <text:p text:style-name="P5"><text:span text:style-name="T57"><text:tab/><text:tab/><text:tab/></text:span></text:p>
      <text:p text:style-name="P6"><text:span text:style-name="T58"/></text:p>
      <text:p text:style-name="P7"><text:span text:style-name="T58"/></text:p>
      <text:p text:style-name="P8"><text:span text:style-name="T58"/></text:p>
      <text:p text:style-name="P9"><text:span text:style-name="T5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